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pt"/>
    </style:style>
    <style:style style:name="co3" style:family="table-column">
      <style:table-column-properties fo:break-before="auto" style:column-width="129.5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47.29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31.64pt"/>
    </style:style>
    <style:style style:name="co8" style:family="table-column">
      <style:table-column-properties fo:break-before="auto" style:column-width="151.51pt"/>
    </style:style>
    <style:style style:name="co9" style:family="table-column">
      <style:table-column-properties fo:break-before="auto" style:column-width="124.3pt"/>
    </style:style>
    <style:style style:name="co10" style:family="table-column">
      <style:table-column-properties fo:break-before="auto" style:column-width="149.41pt"/>
    </style:style>
    <style:style style:name="co11" style:family="table-column">
      <style:table-column-properties fo:break-before="auto" style:column-width="122.26pt"/>
    </style:style>
    <style:style style:name="co12" style:family="table-column">
      <style:table-column-properties fo:break-before="auto" style:column-width="9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4" style:family="table-cell" style:parent-style-name="Default">
      <style:table-cell-properties fo:border-bottom="0.99pt solid #808080" fo:border-left="0.74pt solid #000000" fo:border-right="0.99pt solid #000000" fo:border-top="0.74pt solid #000000"/>
    </style:style>
    <style:style style:name="ce5" style:family="table-cell" style:parent-style-name="Default">
      <style:table-cell-properties fo:border-bottom="0.99pt solid #808080" fo:border-left="0.74pt solid #000000" fo:border-right="0.99pt solid #000000" fo:border-top="0.99pt solid #808080"/>
    </style:style>
    <style:style style:name="ce6" style:family="table-cell" style:parent-style-name="Default">
      <style:table-cell-properties fo:border-bottom="0.74pt solid #000000" fo:wrap-option="wrap" fo:border-left="0.74pt solid #000000" fo:border-right="0.99pt solid #000000" fo:border-top="0.99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8" style:family="table-cell" style:parent-style-name="Default">
      <style:table-cell-properties fo:border-bottom="0.99pt solid #808080" fo:border-left="0.99pt solid #000000" fo:border-right="0.99pt solid #000000" fo:border-top="0.74pt solid #000000"/>
    </style:style>
    <style:style style:name="ce9" style:family="table-cell" style:parent-style-name="Default">
      <style:table-cell-properties fo:border-bottom="0.99pt solid #808080" fo:border-left="0.99pt solid #000000" fo:border-right="0.99pt solid #000000" fo:border-top="0.99pt solid #808080"/>
    </style:style>
    <style:style style:name="ce10" style:family="table-cell" style:parent-style-name="Default">
      <style:table-cell-properties fo:border-bottom="0.74pt solid #000000" fo:border-left="0.99pt solid #000000" fo:border-right="0.99pt solid #000000" fo:border-top="0.99pt solid #808080"/>
    </style:style>
    <style:style style:name="ce11" style:family="table-cell" style:parent-style-name="Default">
      <style:table-cell-properties fo:border-bottom="0.99pt solid #000000" fo:border-left="0.74pt solid #000000" fo:border-right="0.99pt solid #000000" fo:border-top="0.74pt solid #000000"/>
    </style:style>
    <style:style style:name="ce12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3" style:family="table-cell" style:parent-style-name="Default">
      <style:table-cell-properties fo:border-bottom="0.99pt solid #000000" fo:border-left="0.74pt solid #000000" fo:border-right="0.74pt solid #000000" fo:border-top="0.99pt solid #000000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0.99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0.74pt solid #808080" fo:border-left="0.74pt solid #000000" fo:border-right="0.74pt solid #000000" fo:border-top="none"/>
    </style:style>
    <style:style style:name="ce17" style:family="table-cell" style:parent-style-name="Default">
      <style:table-cell-properties fo:border-bottom="0.74pt solid #808080" fo:border-left="0.74pt solid #000000" fo:border-right="0.74pt solid #000000" fo:border-top="0.74pt solid #80808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99pt solid #000000" fo:border-left="0.99pt solid #000000" fo:border-right="0.99pt solid #000000" fo:border-top="0.74pt solid #000000"/>
    </style:style>
    <style:style style:name="ce20" style:family="table-cell" style:parent-style-name="Default">
      <style:table-cell-properties fo:border-bottom="0.99pt solid #808080" fo:border-left="none" fo:border-right="0.99pt solid #000000" fo:border-top="none"/>
    </style:style>
    <style:style style:name="ce21" style:family="table-cell" style:parent-style-name="Default">
      <style:table-cell-properties fo:border-bottom="0.99pt solid #808080" fo:border-left="none" fo:border-right="0.99pt solid #000000" fo:border-top="0.99pt solid #808080"/>
    </style:style>
    <style:style style:name="ce22" style:family="table-cell" style:parent-style-name="Default">
      <style:table-cell-properties fo:border-bottom="0.99pt solid #000000" fo:border-left="none" fo:border-right="0.99pt solid #000000" fo:border-top="0.99pt solid #808080"/>
    </style:style>
    <style:style style:name="ce23" style:family="table-cell" style:parent-style-name="Default">
      <style:table-cell-properties fo:border-bottom="0.74pt solid #808080" fo:border-left="0.99pt solid #000000" fo:border-right="0.74pt solid #000000" fo:border-top="none"/>
    </style:style>
    <style:style style:name="ce24" style:family="table-cell" style:parent-style-name="Default">
      <style:table-cell-properties fo:border-bottom="0.74pt solid #808080" fo:border-left="0.99pt solid #000000" fo:border-right="0.74pt solid #000000" fo:border-top="0.74pt solid #808080"/>
    </style:style>
    <style:style style:name="ce25" style:family="table-cell" style:parent-style-name="Default">
      <style:table-cell-properties fo:border-bottom="none" fo:border-left="0.99pt solid #000000" fo:border-right="0.74pt solid #000000" fo:border-top="0.74pt solid #808080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7" style:family="table-cell" style:parent-style-name="Default">
      <style:table-cell-properties fo:border-bottom="0.99pt solid #808080" fo:border-left="0.99pt solid #000000" fo:border-right="0.74pt solid #000000" fo:border-top="0.74pt solid #000000"/>
    </style:style>
    <style:style style:name="ce28" style:family="table-cell" style:parent-style-name="Default">
      <style:table-cell-properties fo:border-bottom="0.99pt solid #808080" fo:border-left="0.99pt solid #000000" fo:border-right="0.74pt solid #000000" fo:border-top="0.99pt solid #808080"/>
    </style:style>
    <style:style style:name="ce29" style:family="table-cell" style:parent-style-name="Default">
      <style:table-cell-properties fo:border-bottom="0.74pt solid #000000" fo:border-left="0.99pt solid #000000" fo:border-right="0.74pt solid #000000" fo:border-top="0.99pt solid #808080"/>
    </style:style>
    <style:style style:name="ce30" style:family="table-cell" style:parent-style-name="Default">
      <style:table-cell-properties fo:border-bottom="0.99pt solid #808080" fo:border-left="0.99pt solid #000000" fo:border-right="0.99pt solid #000000" fo:border-top="none"/>
    </style:style>
    <style:style style:name="ce31" style:family="table-cell" style:parent-style-name="Default">
      <style:table-cell-properties fo:border-bottom="0.99pt solid #000000" fo:border-left="0.99pt solid #000000" fo:border-right="0.99pt solid #000000" fo:border-top="0.99pt solid #808080"/>
    </style:style>
    <style:style style:name="ce32" style:family="table-cell" style:parent-style-name="Default">
      <style:table-cell-properties fo:border-bottom="0.74pt solid #808080" fo:border-left="0.74pt solid #000000" fo:border-right="0.99pt solid #000000" fo:border-top="none"/>
    </style:style>
    <style:style style:name="ce33" style:family="table-cell" style:parent-style-name="Default">
      <style:table-cell-properties fo:border-bottom="0.74pt solid #808080" fo:border-left="0.74pt solid #000000" fo:border-right="0.99pt solid #000000" fo:border-top="0.74pt solid #808080"/>
    </style:style>
    <style:style style:name="ce34" style:family="table-cell" style:parent-style-name="Default">
      <style:table-cell-properties fo:border-bottom="none" fo:border-left="0.74pt solid #000000" fo:border-right="0.99pt solid #000000" fo:border-top="0.74pt solid #808080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37" style:family="table-cell" style:parent-style-name="Default">
      <style:table-cell-properties fo:border-bottom="none" fo:border-left="0.99pt solid #000000" fo:border-right="0.99pt solid #000000" fo:border-top="none"/>
    </style:style>
    <style:style style:name="ce38" style:family="table-cell" style:parent-style-name="Default">
      <style:table-cell-properties fo:border-bottom="0.99pt solid #000000" fo:border-left="0.99pt solid #000000" fo:border-right="0.99pt solid #000000" fo:border-top="1.5pt solid #000000"/>
    </style:style>
    <style:style style:name="ce39" style:family="table-cell" style:parent-style-name="Default">
      <style:table-cell-properties fo:border-bottom="1.25pt solid #000000" fo:border-left="1.25pt solid #000000" fo:border-right="0.99pt solid #000000" fo:border-top="none"/>
    </style:style>
    <style:style style:name="ce40" style:family="table-cell" style:parent-style-name="Default">
      <style:table-cell-properties fo:border-bottom="1.25pt solid #000000" fo:border-left="1.25pt solid #000000" fo:border-right="0.99pt solid #000000" fo:border-top="1.25pt solid #000000"/>
    </style:style>
    <style:style style:name="ce41" style:family="table-cell" style:parent-style-name="Default">
      <style:table-cell-properties fo:border-bottom="0.99pt solid #000000" fo:wrap-option="wrap" fo:border-left="1.25pt solid #000000" fo:border-right="0.99pt solid #000000" fo:border-top="1.2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/>
      <style:paragraph-properties fo:text-align="center" fo:margin-left="0pt"/>
    </style:style>
    <style:style style:name="ce44" style:family="table-cell" style:parent-style-name="Default">
      <style:table-cell-properties fo:border-bottom="0.74pt solid #808080" fo:border-left="0.99pt solid #000000" fo:border-right="0.99pt solid #000000" fo:border-top="none"/>
    </style:style>
    <style:style style:name="ce45" style:family="table-cell" style:parent-style-name="Default">
      <style:table-cell-properties fo:border-bottom="0.74pt solid #808080" fo:border-left="0.99pt solid #000000" fo:border-right="0.99pt solid #000000" fo:border-top="0.74pt solid #808080"/>
    </style:style>
    <style:style style:name="ce46" style:family="table-cell" style:parent-style-name="Default">
      <style:table-cell-properties fo:border-bottom="none" fo:border-left="0.99pt solid #000000" fo:border-right="0.99pt solid #000000" fo:border-top="0.74pt solid #808080"/>
    </style:style>
    <style:style style:name="ce47" style:family="table-cell" style:parent-style-name="Default">
      <style:table-cell-properties fo:border-bottom="none" fo:border-left="none" fo:border-right="0.99pt solid #000000" fo:border-top="none"/>
    </style:style>
    <style:style style:name="ce48" style:family="table-cell" style:parent-style-name="Default">
      <style:table-cell-properties fo:border-bottom="0.74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22pt" svg:height="255.26pt" svg:x="510.46pt" svg:y="1397.85pt">
            <loext:p draw:notify-on-update-of-ranges="Sheet1.A2:Sheet1.A9 Sheet1.B1:Sheet1.B1 Sheet1.B2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11pt" svg:height="255.26pt" svg:x="26.87pt" svg:y="1753.09pt">
            <loext:p draw:notify-on-update-of-ranges="Sheet1.A2:Sheet1.A9 Sheet1.C1:Sheet1.C1 Sheet1.C2:Sheet1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76.14pt" svg:height="255.26pt" svg:x="19.5pt" svg:y="133.09pt">
            <loext:p draw:notify-on-update-of-ranges="Sheet1.A2:Sheet1.A9 Sheet1.F1:Sheet1.F1 Sheet1.F2:Sheet1.F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4.11pt" svg:height="255.23pt" svg:x="512.56pt" svg:y="582.63pt">
            <loext:p draw:notify-on-update-of-ranges="Sheet1.A2:Sheet1.A9 Sheet1.K1:Sheet1.K1 Sheet1.K2:Sheet1.K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17pt" svg:height="255.23pt" svg:x="31.86pt" svg:y="951.08pt">
            <loext:p draw:notify-on-update-of-ranges="Sheet1.F35:Sheet1.F43 Sheet1.G12:Sheet1.G12 Sheet1.G13:Sheet1.G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17pt" svg:height="255.23pt" svg:x="32.63pt" svg:y="1226.61pt">
            <loext:p draw:notify-on-update-of-ranges="Sheet1.F35:Sheet1.F43 Sheet1.H12:Sheet1.H12 Sheet1.H13:Sheet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17pt" svg:height="255.23pt" svg:x="33.68pt" svg:y="1499.7pt">
            <loext:p draw:notify-on-update-of-ranges="Sheet1.F35:Sheet1.F43 Sheet1.I12:Sheet1.I12 Sheet1.I13:Sheet1.I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17pt" svg:height="255.23pt" svg:x="0.03pt" svg:y="2009.54pt">
            <loext:p draw:notify-on-update-of-ranges="Sheet1.F35:Sheet1.F43 Sheet1.G23:Sheet1.G23 Sheet1.G24:Sheet1.G3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17pt" svg:height="255.23pt" svg:x="0.03pt" svg:y="2278.32pt">
            <loext:p draw:notify-on-update-of-ranges="Sheet1.F35:Sheet1.F43 Sheet1.H23:Sheet1.H23 Sheet1.H24:Sheet1.H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17pt" svg:height="255.23pt" svg:x="518.29pt" svg:y="1951.91pt">
            <loext:p draw:notify-on-update-of-ranges="Sheet1.F35:Sheet1.F43 Sheet1.H34:Sheet1.H34 Sheet1.H35:Sheet1.H4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17pt" svg:height="255.23pt" svg:x="515.14pt" svg:y="1676.69pt">
            <loext:p draw:notify-on-update-of-ranges="Sheet1.F35:Sheet1.F43 Sheet1.G34:Sheet1.G34 Sheet1.G35:Sheet1.G4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66.1pt" svg:height="255.26pt" svg:x="23.22pt" svg:y="408.39pt">
            <loext:p draw:notify-on-update-of-ranges="Sheet1.A2:Sheet1.A9 Sheet1.G1:Sheet1.G1 Sheet1.G2:Sheet1.G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70.38pt" svg:height="255pt" svg:x="27.35pt" svg:y="673.26pt">
            <loext:p draw:notify-on-update-of-ranges="Sheet1.A2:Sheet1.A9 Sheet1.H1:Sheet1.H1 Sheet1.H2:Sheet1.H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4.22pt" svg:height="255.26pt" svg:x="516.59pt" svg:y="849.06pt">
            <loext:p draw:notify-on-update-of-ranges="Sheet1.A2:Sheet1.A9 Sheet1.L1:Sheet1.L1 Sheet1.L2:Sheet1.L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4.22pt" svg:height="255.26pt" svg:x="512.36pt" svg:y="1124.25pt">
            <loext:p draw:notify-on-update-of-ranges="Sheet1.A2:Sheet1.A9 Sheet1.M1:Sheet1.M1 Sheet1.M2:Sheet1.M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pt" svg:x="1124.9pt" svg:y="564.43pt">
            <loext:p draw:notify-on-update-of-ranges="Sheet1.E2:Sheet1.E9 Sheet1.F1:Sheet1.F1 Sheet1.F2:Sheet1.F9 Sheet1.G1:Sheet1.G1 Sheet1.G2:Sheet1.G9 Sheet1.H1:Sheet1.H1 Sheet1.H2:Sheet1.H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3.54pt" svg:height="255pt" svg:x="1121.73pt" svg:y="839.71pt">
            <loext:p draw:notify-on-update-of-ranges="Sheet1.A2:Sheet1.A9 Sheet1.K1:Sheet1.K1 Sheet1.K2:Sheet1.K9 Sheet1.L1:Sheet1.L1 Sheet1.L2:Sheet1.L9 Sheet1.M1:Sheet1.M1 Sheet1.M2:Sheet1.M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3.54pt" svg:height="255pt" svg:x="1114.36pt" svg:y="1103.24pt">
            <loext:p draw:notify-on-update-of-ranges="Sheet1.F13:Sheet1.F21 Sheet1.G12:Sheet1.G12 Sheet1.G13:Sheet1.G21 Sheet1.H12:Sheet1.H12 Sheet1.H13:Sheet1.H21 Sheet1.I12:Sheet1.I12 Sheet1.I13:Sheet1.I2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453.54pt" svg:height="255pt" svg:x="1121.73pt" svg:y="1383.87pt">
            <loext:p draw:notify-on-update-of-ranges="Sheet1.F24:Sheet1.F32 Sheet1.G23:Sheet1.G23 Sheet1.G24:Sheet1.G32 Sheet1.H23:Sheet1.H23 Sheet1.H24:Sheet1.H3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table:style-name="ce2" office:value-type="string" calcext:value-type="string">
            <text:p>bubble ascending time</text:p>
          </table:table-cell>
          <table:table-cell table:style-name="ce2" office:value-type="string" calcext:value-type="string">
            <text:p>insertion ascending time</text:p>
          </table:table-cell>
          <table:table-cell/>
          <table:table-cell table:style-name="ce3" office:value-type="string" calcext:value-type="string">
            <text:p>size</text:p>
          </table:table-cell>
          <table:table-cell table:style-name="ce7" office:value-type="string" calcext:value-type="string">
            <text:p>merge ascending time</text:p>
          </table:table-cell>
          <table:table-cell table:style-name="ce7" office:value-type="string" calcext:value-type="string">
            <text:p>merge descending time</text:p>
          </table:table-cell>
          <table:table-cell table:style-name="ce26" office:value-type="string" calcext:value-type="string">
            <text:p>merge random time</text:p>
          </table:table-cell>
          <table:table-cell/>
          <table:table-cell table:style-name="ce38" office:value-type="string" calcext:value-type="string">
            <text:p>size</text:p>
          </table:table-cell>
          <table:table-cell table:style-name="ce43" office:value-type="string" calcext:value-type="string">
            <text:p>quick ascending time</text:p>
          </table:table-cell>
          <table:table-cell table:style-name="ce43" office:value-type="string" calcext:value-type="string">
            <text:p>quick descending time</text:p>
          </table:table-cell>
          <table:table-cell table:style-name="ce43" office:value-type="string" calcext:value-type="string">
            <text:p>quick random time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543254" calcext:value-type="float">
            <text:p>0.000543254</text:p>
          </table:table-cell>
          <table:table-cell office:value-type="float" office:value="0.000789435" calcext:value-type="float">
            <text:p>0.000789435</text:p>
          </table:table-cell>
          <table:table-cell/>
          <table:table-cell table:style-name="ce4" office:value-type="float" office:value="50000" calcext:value-type="float">
            <text:p>50000</text:p>
          </table:table-cell>
          <table:table-cell table:style-name="ce8" office:value-type="float" office:value="0.0061414" calcext:value-type="float">
            <text:p>0.0061414</text:p>
          </table:table-cell>
          <table:table-cell table:style-name="ce8" office:value-type="float" office:value="0.0181525" calcext:value-type="float">
            <text:p>0.0181525</text:p>
          </table:table-cell>
          <table:table-cell table:style-name="ce27" office:value-type="float" office:value="0.0327376" calcext:value-type="float">
            <text:p>0.0327376</text:p>
          </table:table-cell>
          <table:table-cell/>
          <table:table-cell table:style-name="ce39" office:value-type="float" office:value="50000" calcext:value-type="float">
            <text:p>50000</text:p>
          </table:table-cell>
          <table:table-cell table:style-name="ce30" office:value-type="float" office:value="0.00485555" calcext:value-type="float">
            <text:p>0.00485555</text:p>
          </table:table-cell>
          <table:table-cell table:style-name="ce30" office:value-type="float" office:value="0.00461833" calcext:value-type="float">
            <text:p>0.00461833</text:p>
          </table:table-cell>
          <table:table-cell table:style-name="ce30" office:value-type="float" office:value="0.00755115" calcext:value-type="float">
            <text:p>0.00755115</text:p>
          </table:table-cell>
          <table:table-cell table:number-columns-repeated="2"/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float" office:value="0.000409883" calcext:value-type="float">
            <text:p>0.000409883</text:p>
          </table:table-cell>
          <table:table-cell office:value-type="float" office:value="0.00194014" calcext:value-type="float">
            <text:p>0.00194014</text:p>
          </table:table-cell>
          <table:table-cell/>
          <table:table-cell table:style-name="ce5" office:value-type="float" office:value="123456" calcext:value-type="float">
            <text:p>123456</text:p>
          </table:table-cell>
          <table:table-cell table:style-name="ce9" office:value-type="float" office:value="0.0143608" calcext:value-type="float">
            <text:p>0.0143608</text:p>
          </table:table-cell>
          <table:table-cell table:style-name="ce9" office:value-type="float" office:value="0.0145877" calcext:value-type="float">
            <text:p>0.0145877</text:p>
          </table:table-cell>
          <table:table-cell table:style-name="ce28" office:value-type="float" office:value="0.0301882" calcext:value-type="float">
            <text:p>0.0301882</text:p>
          </table:table-cell>
          <table:table-cell/>
          <table:table-cell table:style-name="ce40" office:value-type="float" office:value="123456" calcext:value-type="float">
            <text:p>123456</text:p>
          </table:table-cell>
          <table:table-cell table:style-name="ce9" office:value-type="float" office:value="0.0110998" calcext:value-type="float">
            <text:p>0.0110998</text:p>
          </table:table-cell>
          <table:table-cell table:style-name="ce9" office:value-type="float" office:value="0.0113998" calcext:value-type="float">
            <text:p>0.0113998</text:p>
          </table:table-cell>
          <table:table-cell table:style-name="ce9" office:value-type="float" office:value="0.025417" calcext:value-type="float">
            <text:p>0.025417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0993579" calcext:value-type="float">
            <text:p>0.000993579</text:p>
          </table:table-cell>
          <table:table-cell office:value-type="float" office:value="0.0014503" calcext:value-type="float">
            <text:p>0.0014503</text:p>
          </table:table-cell>
          <table:table-cell/>
          <table:table-cell table:style-name="ce5" office:value-type="float" office:value="300000" calcext:value-type="float">
            <text:p>300000</text:p>
          </table:table-cell>
          <table:table-cell table:style-name="ce9" office:value-type="float" office:value="0.0374766" calcext:value-type="float">
            <text:p>0.0374766</text:p>
          </table:table-cell>
          <table:table-cell table:style-name="ce9" office:value-type="float" office:value="0.0373456" calcext:value-type="float">
            <text:p>0.0373456</text:p>
          </table:table-cell>
          <table:table-cell table:style-name="ce28" office:value-type="float" office:value="0.0769913" calcext:value-type="float">
            <text:p>0.0769913</text:p>
          </table:table-cell>
          <table:table-cell/>
          <table:table-cell table:style-name="ce40" office:value-type="float" office:value="300000" calcext:value-type="float">
            <text:p>300000</text:p>
          </table:table-cell>
          <table:table-cell table:style-name="ce9" office:value-type="float" office:value="0.027692" calcext:value-type="float">
            <text:p>0.027692</text:p>
          </table:table-cell>
          <table:table-cell table:style-name="ce9" office:value-type="float" office:value="0.0275581" calcext:value-type="float">
            <text:p>0.0275581</text:p>
          </table:table-cell>
          <table:table-cell table:style-name="ce9" office:value-type="float" office:value="0.0649621" calcext:value-type="float">
            <text:p>0.0649621</text:p>
          </table:table-cell>
          <table:table-cell table:number-columns-repeated="2"/>
        </table:table-row>
        <table:table-row table:style-name="ro1">
          <table:table-cell office:value-type="float" office:value="314159" calcext:value-type="float">
            <text:p>314159</text:p>
          </table:table-cell>
          <table:table-cell office:value-type="float" office:value="0.00103976" calcext:value-type="float">
            <text:p>0.00103976</text:p>
          </table:table-cell>
          <table:table-cell office:value-type="float" office:value="0.00151866" calcext:value-type="float">
            <text:p>0.00151866</text:p>
          </table:table-cell>
          <table:table-cell/>
          <table:table-cell table:style-name="ce5" office:value-type="float" office:value="314159" calcext:value-type="float">
            <text:p>314159</text:p>
          </table:table-cell>
          <table:table-cell table:style-name="ce9" office:value-type="float" office:value="0.0392487" calcext:value-type="float">
            <text:p>0.0392487</text:p>
          </table:table-cell>
          <table:table-cell table:style-name="ce9" office:value-type="float" office:value="0.0391764" calcext:value-type="float">
            <text:p>0.0391764</text:p>
          </table:table-cell>
          <table:table-cell table:style-name="ce28" office:value-type="float" office:value="0.085812" calcext:value-type="float">
            <text:p>0.085812</text:p>
          </table:table-cell>
          <table:table-cell/>
          <table:table-cell table:style-name="ce40" office:value-type="float" office:value="314159" calcext:value-type="float">
            <text:p>314159</text:p>
          </table:table-cell>
          <table:table-cell table:style-name="ce9" office:value-type="float" office:value="0.0287663" calcext:value-type="float">
            <text:p>0.0287663</text:p>
          </table:table-cell>
          <table:table-cell table:style-name="ce9" office:value-type="float" office:value="0.0286164" calcext:value-type="float">
            <text:p>0.0286164</text:p>
          </table:table-cell>
          <table:table-cell table:style-name="ce9" office:value-type="float" office:value="0.085276" calcext:value-type="float">
            <text:p>0.085276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132601" calcext:value-type="float">
            <text:p>0.00132601</text:p>
          </table:table-cell>
          <table:table-cell office:value-type="float" office:value="0.0019318" calcext:value-type="float">
            <text:p>0.0019318</text:p>
          </table:table-cell>
          <table:table-cell/>
          <table:table-cell table:style-name="ce5" office:value-type="float" office:value="400000" calcext:value-type="float">
            <text:p>400000</text:p>
          </table:table-cell>
          <table:table-cell table:style-name="ce9" office:value-type="float" office:value="0.0505987" calcext:value-type="float">
            <text:p>0.0505987</text:p>
          </table:table-cell>
          <table:table-cell table:style-name="ce9" office:value-type="float" office:value="0.0505758" calcext:value-type="float">
            <text:p>0.0505758</text:p>
          </table:table-cell>
          <table:table-cell table:style-name="ce28" office:value-type="float" office:value="0.103939" calcext:value-type="float">
            <text:p>0.103939</text:p>
          </table:table-cell>
          <table:table-cell/>
          <table:table-cell table:style-name="ce40" office:value-type="float" office:value="400000" calcext:value-type="float">
            <text:p>400000</text:p>
          </table:table-cell>
          <table:table-cell table:style-name="ce9" office:value-type="float" office:value="0.0365836" calcext:value-type="float">
            <text:p>0.0365836</text:p>
          </table:table-cell>
          <table:table-cell table:style-name="ce9" office:value-type="float" office:value="0.0536731" calcext:value-type="float">
            <text:p>0.0536731</text:p>
          </table:table-cell>
          <table:table-cell table:style-name="ce9" office:value-type="float" office:value="0.0739445" calcext:value-type="float">
            <text:p>0.0739445</text:p>
          </table:table-cell>
          <table:table-cell table:number-columns-repeated="2"/>
        </table:table-row>
        <table:table-row table:style-name="ro1">
          <table:table-cell office:value-type="float" office:value="401234" calcext:value-type="float">
            <text:p>401234</text:p>
          </table:table-cell>
          <table:table-cell office:value-type="float" office:value="0.00134209" calcext:value-type="float">
            <text:p>0.00134209</text:p>
          </table:table-cell>
          <table:table-cell office:value-type="float" office:value="0.00193896" calcext:value-type="float">
            <text:p>0.00193896</text:p>
          </table:table-cell>
          <table:table-cell/>
          <table:table-cell table:style-name="ce5" office:value-type="float" office:value="401234" calcext:value-type="float">
            <text:p>401234</text:p>
          </table:table-cell>
          <table:table-cell table:style-name="ce9" office:value-type="float" office:value="0.0506145" calcext:value-type="float">
            <text:p>0.0506145</text:p>
          </table:table-cell>
          <table:table-cell table:style-name="ce9" office:value-type="float" office:value="0.0507752" calcext:value-type="float">
            <text:p>0.0507752</text:p>
          </table:table-cell>
          <table:table-cell table:style-name="ce28" office:value-type="float" office:value="0.104533" calcext:value-type="float">
            <text:p>0.104533</text:p>
          </table:table-cell>
          <table:table-cell/>
          <table:table-cell table:style-name="ce40" office:value-type="float" office:value="401234" calcext:value-type="float">
            <text:p>401234</text:p>
          </table:table-cell>
          <table:table-cell table:style-name="ce9" office:value-type="float" office:value="0.036744" calcext:value-type="float">
            <text:p>0.036744</text:p>
          </table:table-cell>
          <table:table-cell table:style-name="ce9" office:value-type="float" office:value="0.0549362" calcext:value-type="float">
            <text:p>0.0549362</text:p>
          </table:table-cell>
          <table:table-cell table:style-name="ce9" office:value-type="float" office:value="0.0890593" calcext:value-type="float">
            <text:p>0.0890593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166132" calcext:value-type="float">
            <text:p>0.00166132</text:p>
          </table:table-cell>
          <table:table-cell office:value-type="float" office:value="0.00241115" calcext:value-type="float">
            <text:p>0.00241115</text:p>
          </table:table-cell>
          <table:table-cell/>
          <table:table-cell table:style-name="ce5" office:value-type="float" office:value="500000" calcext:value-type="float">
            <text:p>500000</text:p>
          </table:table-cell>
          <table:table-cell table:style-name="ce9" office:value-type="float" office:value="0.0773748" calcext:value-type="float">
            <text:p>0.0773748</text:p>
          </table:table-cell>
          <table:table-cell table:style-name="ce9" office:value-type="float" office:value="0.0816182" calcext:value-type="float">
            <text:p>0.0816182</text:p>
          </table:table-cell>
          <table:table-cell table:style-name="ce28" office:value-type="float" office:value="0.132411" calcext:value-type="float">
            <text:p>0.132411</text:p>
          </table:table-cell>
          <table:table-cell/>
          <table:table-cell table:style-name="ce40" office:value-type="float" office:value="500000" calcext:value-type="float">
            <text:p>500000</text:p>
          </table:table-cell>
          <table:table-cell table:style-name="ce9" office:value-type="float" office:value="0.0643925" calcext:value-type="float">
            <text:p>0.0643925</text:p>
          </table:table-cell>
          <table:table-cell table:style-name="ce9" office:value-type="float" office:value="0.0633876" calcext:value-type="float">
            <text:p>0.0633876</text:p>
          </table:table-cell>
          <table:table-cell table:style-name="ce9" office:value-type="float" office:value="0.090916" calcext:value-type="float">
            <text:p>0.090916</text:p>
          </table:table-cell>
          <table:table-cell table:number-columns-repeated="2"/>
        </table:table-row>
        <table:table-row table:style-name="ro2">
          <table:table-cell table:style-name="ce1" office:value-type="float" office:value="1000000" calcext:value-type="float">
            <text:p>1000000</text:p>
          </table:table-cell>
          <table:table-cell office:value-type="float" office:value="0.00337572" calcext:value-type="float">
            <text:p>0.00337572</text:p>
          </table:table-cell>
          <table:table-cell office:value-type="float" office:value="0.00482162" calcext:value-type="float">
            <text:p>0.00482162</text:p>
          </table:table-cell>
          <table:table-cell/>
          <table:table-cell table:style-name="ce6" office:value-type="float" office:value="1000000" calcext:value-type="float">
            <text:p>1000000</text:p>
          </table:table-cell>
          <table:table-cell table:style-name="ce10" office:value-type="float" office:value="0.129426" calcext:value-type="float">
            <text:p>0.129426</text:p>
          </table:table-cell>
          <table:table-cell table:style-name="ce10" office:value-type="float" office:value="0.131105" calcext:value-type="float">
            <text:p>0.131105</text:p>
          </table:table-cell>
          <table:table-cell table:style-name="ce29" office:value-type="float" office:value="0.27598" calcext:value-type="float">
            <text:p>0.27598</text:p>
          </table:table-cell>
          <table:table-cell/>
          <table:table-cell table:style-name="ce41" office:value-type="float" office:value="1000000" calcext:value-type="float">
            <text:p>1000000</text:p>
          </table:table-cell>
          <table:table-cell table:style-name="ce31" office:value-type="float" office:value="0.100692" calcext:value-type="float">
            <text:p>0.100692</text:p>
          </table:table-cell>
          <table:table-cell table:style-name="ce31" office:value-type="float" office:value="0.112239" calcext:value-type="float">
            <text:p>0.112239</text:p>
          </table:table-cell>
          <table:table-cell table:style-name="ce31" office:value-type="float" office:value="0.194577" calcext:value-type="float">
            <text:p>0.194577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size</text:p>
          </table:table-cell>
          <table:table-cell table:style-name="ce19" office:value-type="string" calcext:value-type="string">
            <text:p>selection ascending time</text:p>
          </table:table-cell>
          <table:table-cell table:style-name="ce19" office:value-type="string" calcext:value-type="string">
            <text:p>selection descending time</text:p>
          </table:table-cell>
          <table:table-cell table:style-name="ce36" office:value-type="string" calcext:value-type="string">
            <text:p>selection random tim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 office:value-type="float" office:value="50000" calcext:value-type="float">
            <text:p>50000</text:p>
          </table:table-cell>
          <table:table-cell table:style-name="ce20" office:value-type="float" office:value="3.38544" calcext:value-type="float">
            <text:p>3.38544</text:p>
          </table:table-cell>
          <table:table-cell table:style-name="ce30" office:value-type="float" office:value="3.49041" calcext:value-type="float">
            <text:p>3.49041</text:p>
          </table:table-cell>
          <table:table-cell table:style-name="ce30" office:value-type="float" office:value="3.60014" calcext:value-type="float">
            <text:p>3.6001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55000" calcext:value-type="float">
            <text:p>55000</text:p>
          </table:table-cell>
          <table:table-cell table:style-name="ce21" office:value-type="float" office:value="4.11476" calcext:value-type="float">
            <text:p>4.11476</text:p>
          </table:table-cell>
          <table:table-cell table:style-name="ce9" office:value-type="float" office:value="4.24731" calcext:value-type="float">
            <text:p>4.24731</text:p>
          </table:table-cell>
          <table:table-cell table:style-name="ce9" office:value-type="float" office:value="4.35819" calcext:value-type="float">
            <text:p>4.3581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65000" calcext:value-type="float">
            <text:p>65000</text:p>
          </table:table-cell>
          <table:table-cell table:style-name="ce21" office:value-type="float" office:value="5.71231" calcext:value-type="float">
            <text:p>5.71231</text:p>
          </table:table-cell>
          <table:table-cell table:style-name="ce9" office:value-type="float" office:value="5.91825" calcext:value-type="float">
            <text:p>5.91825</text:p>
          </table:table-cell>
          <table:table-cell table:style-name="ce9" office:value-type="float" office:value="6.083" calcext:value-type="float">
            <text:p>6.08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70000" calcext:value-type="float">
            <text:p>70000</text:p>
          </table:table-cell>
          <table:table-cell table:style-name="ce21" office:value-type="float" office:value="6.64425" calcext:value-type="float">
            <text:p>6.64425</text:p>
          </table:table-cell>
          <table:table-cell table:style-name="ce9" office:value-type="float" office:value="6.83624" calcext:value-type="float">
            <text:p>6.83624</text:p>
          </table:table-cell>
          <table:table-cell table:style-name="ce9" office:value-type="float" office:value="7.07407" calcext:value-type="float">
            <text:p>7.0740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75000" calcext:value-type="float">
            <text:p>75000</text:p>
          </table:table-cell>
          <table:table-cell table:style-name="ce21" office:value-type="float" office:value="7.60358" calcext:value-type="float">
            <text:p>7.60358</text:p>
          </table:table-cell>
          <table:table-cell table:style-name="ce9" office:value-type="float" office:value="7.85079" calcext:value-type="float">
            <text:p>7.85079</text:p>
          </table:table-cell>
          <table:table-cell table:style-name="ce9" office:value-type="float" office:value="8.11607" calcext:value-type="float">
            <text:p>8.1160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77500" calcext:value-type="float">
            <text:p>77500</text:p>
          </table:table-cell>
          <table:table-cell table:style-name="ce21" office:value-type="float" office:value="8.14891" calcext:value-type="float">
            <text:p>8.14891</text:p>
          </table:table-cell>
          <table:table-cell table:style-name="ce9" office:value-type="float" office:value="8.37709" calcext:value-type="float">
            <text:p>8.37709</text:p>
          </table:table-cell>
          <table:table-cell table:style-name="ce9" office:value-type="float" office:value="8.64438" calcext:value-type="float">
            <text:p>8.6443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80000" calcext:value-type="float">
            <text:p>80000</text:p>
          </table:table-cell>
          <table:table-cell table:style-name="ce21" office:value-type="float" office:value="8.66008" calcext:value-type="float">
            <text:p>8.66008</text:p>
          </table:table-cell>
          <table:table-cell table:style-name="ce9" office:value-type="float" office:value="8.92606" calcext:value-type="float">
            <text:p>8.92606</text:p>
          </table:table-cell>
          <table:table-cell table:style-name="ce9" office:value-type="float" office:value="9.21032" calcext:value-type="float">
            <text:p>9.2103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 office:value-type="float" office:value="90000" calcext:value-type="float">
            <text:p>90000</text:p>
          </table:table-cell>
          <table:table-cell table:style-name="ce21" office:value-type="float" office:value="10.9504" calcext:value-type="float">
            <text:p>10.9504</text:p>
          </table:table-cell>
          <table:table-cell table:style-name="ce9" office:value-type="float" office:value="11.2968" calcext:value-type="float">
            <text:p>11.2968</text:p>
          </table:table-cell>
          <table:table-cell table:style-name="ce9" office:value-type="float" office:value="11.6676" calcext:value-type="float">
            <text:p>11.667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4" office:value-type="float" office:value="100000" calcext:value-type="float">
            <text:p>100000</text:p>
          </table:table-cell>
          <table:table-cell table:style-name="ce22" office:value-type="float" office:value="13.527" calcext:value-type="float">
            <text:p>13.527</text:p>
          </table:table-cell>
          <table:table-cell table:style-name="ce31" office:value-type="float" office:value="13.9463" calcext:value-type="float">
            <text:p>13.9463</text:p>
          </table:table-cell>
          <table:table-cell table:style-name="ce31" office:value-type="float" office:value="14.3758" calcext:value-type="float">
            <text:p>14.3758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insertion descending time</text:p>
          </table:table-cell>
          <table:table-cell table:style-name="ce15" office:value-type="string" calcext:value-type="string">
            <text:p>insertion random time</text:p>
          </table:table-cell>
          <table:table-cell/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insertion ascending tim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23" office:value-type="float" office:value="0.00130257" calcext:value-type="float">
            <text:p>0.00130257</text:p>
          </table:table-cell>
          <table:table-cell table:style-name="ce32" office:value-type="float" office:value="2.23887" calcext:value-type="float">
            <text:p>2.23887</text:p>
          </table:table-cell>
          <table:table-cell/>
          <table:table-cell table:style-name="ce16" office:value-type="float" office:value="50000" calcext:value-type="float">
            <text:p>50000</text:p>
          </table:table-cell>
          <table:table-cell table:style-name="ce44" office:value-type="float" office:value="0.000789435" calcext:value-type="float">
            <text:p>0.00078943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55000" calcext:value-type="float">
            <text:p>55000</text:p>
          </table:table-cell>
          <table:table-cell table:style-name="ce24" office:value-type="float" office:value="0.00142835" calcext:value-type="float">
            <text:p>0.00142835</text:p>
          </table:table-cell>
          <table:table-cell table:style-name="ce33" office:value-type="float" office:value="2.69616" calcext:value-type="float">
            <text:p>2.69616</text:p>
          </table:table-cell>
          <table:table-cell/>
          <table:table-cell table:style-name="ce17" office:value-type="float" office:value="123456" calcext:value-type="float">
            <text:p>123456</text:p>
          </table:table-cell>
          <table:table-cell table:style-name="ce45" office:value-type="float" office:value="0.00194014" calcext:value-type="float">
            <text:p>0.0019401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65000" calcext:value-type="float">
            <text:p>65000</text:p>
          </table:table-cell>
          <table:table-cell table:style-name="ce24" office:value-type="float" office:value="0.00168074" calcext:value-type="float">
            <text:p>0.00168074</text:p>
          </table:table-cell>
          <table:table-cell table:style-name="ce33" office:value-type="float" office:value="3.77888" calcext:value-type="float">
            <text:p>3.77888</text:p>
          </table:table-cell>
          <table:table-cell/>
          <table:table-cell table:style-name="ce17" office:value-type="float" office:value="300000" calcext:value-type="float">
            <text:p>300000</text:p>
          </table:table-cell>
          <table:table-cell table:style-name="ce45" office:value-type="float" office:value="0.0014503" calcext:value-type="float">
            <text:p>0.00145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70000" calcext:value-type="float">
            <text:p>70000</text:p>
          </table:table-cell>
          <table:table-cell table:style-name="ce24" office:value-type="float" office:value="0.00181263" calcext:value-type="float">
            <text:p>0.00181263</text:p>
          </table:table-cell>
          <table:table-cell table:style-name="ce33" office:value-type="float" office:value="4.3878" calcext:value-type="float">
            <text:p>4.3878</text:p>
          </table:table-cell>
          <table:table-cell/>
          <table:table-cell table:style-name="ce17" office:value-type="float" office:value="314159" calcext:value-type="float">
            <text:p>314159</text:p>
          </table:table-cell>
          <table:table-cell table:style-name="ce45" office:value-type="float" office:value="0.00151866" calcext:value-type="float">
            <text:p>0.0015186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75000" calcext:value-type="float">
            <text:p>75000</text:p>
          </table:table-cell>
          <table:table-cell table:style-name="ce24" office:value-type="float" office:value="0.00199676" calcext:value-type="float">
            <text:p>0.00199676</text:p>
          </table:table-cell>
          <table:table-cell table:style-name="ce33" office:value-type="float" office:value="5.04242" calcext:value-type="float">
            <text:p>5.04242</text:p>
          </table:table-cell>
          <table:table-cell/>
          <table:table-cell table:style-name="ce17" office:value-type="float" office:value="400000" calcext:value-type="float">
            <text:p>400000</text:p>
          </table:table-cell>
          <table:table-cell table:style-name="ce45" office:value-type="float" office:value="0.0019318" calcext:value-type="float">
            <text:p>0.001931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77500" calcext:value-type="float">
            <text:p>77500</text:p>
          </table:table-cell>
          <table:table-cell table:style-name="ce24" office:value-type="float" office:value="0.00202155" calcext:value-type="float">
            <text:p>0.00202155</text:p>
          </table:table-cell>
          <table:table-cell table:style-name="ce33" office:value-type="float" office:value="5.36215" calcext:value-type="float">
            <text:p>5.36215</text:p>
          </table:table-cell>
          <table:table-cell/>
          <table:table-cell table:style-name="ce17" office:value-type="float" office:value="401234" calcext:value-type="float">
            <text:p>401234</text:p>
          </table:table-cell>
          <table:table-cell table:style-name="ce45" office:value-type="float" office:value="0.00193896" calcext:value-type="float">
            <text:p>0.0019389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80000" calcext:value-type="float">
            <text:p>80000</text:p>
          </table:table-cell>
          <table:table-cell table:style-name="ce24" office:value-type="float" office:value="0.00207749" calcext:value-type="float">
            <text:p>0.00207749</text:p>
          </table:table-cell>
          <table:table-cell table:style-name="ce33" office:value-type="float" office:value="5.73165" calcext:value-type="float">
            <text:p>5.73165</text:p>
          </table:table-cell>
          <table:table-cell/>
          <table:table-cell table:style-name="ce17" office:value-type="float" office:value="500000" calcext:value-type="float">
            <text:p>500000</text:p>
          </table:table-cell>
          <table:table-cell table:style-name="ce46" office:value-type="float" office:value="0.00241115" calcext:value-type="float">
            <text:p>0.00241115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7" office:value-type="float" office:value="90000" calcext:value-type="float">
            <text:p>90000</text:p>
          </table:table-cell>
          <table:table-cell table:style-name="ce25" office:value-type="float" office:value="0.00232659" calcext:value-type="float">
            <text:p>0.00232659</text:p>
          </table:table-cell>
          <table:table-cell table:style-name="ce34" office:value-type="float" office:value="7.23264" calcext:value-type="float">
            <text:p>7.23264</text:p>
          </table:table-cell>
          <table:table-cell/>
          <table:table-cell table:style-name="ce42" office:value-type="float" office:value="1000000" calcext:value-type="float">
            <text:p>1000000</text:p>
          </table:table-cell>
          <table:table-cell table:style-name="ce35" office:value-type="float" office:value="0.00482162" calcext:value-type="float">
            <text:p>0.0048216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100000" calcext:value-type="float">
            <text:p>100000</text:p>
          </table:table-cell>
          <table:table-cell table:style-name="ce18" office:value-type="float" office:value="0.00247816" calcext:value-type="float">
            <text:p>0.00247816</text:p>
          </table:table-cell>
          <table:table-cell table:style-name="ce35" office:value-type="float" office:value="8.95711" calcext:value-type="float">
            <text:p>8.9571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bubble descending time</text:p>
          </table:table-cell>
          <table:table-cell table:style-name="ce15" office:value-type="string" calcext:value-type="string">
            <text:p>Bubble random time</text:p>
          </table:table-cell>
          <table:table-cell/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bubble ascending tim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50000" calcext:value-type="float">
            <text:p>50000</text:p>
          </table:table-cell>
          <table:table-cell table:style-name="ce23" office:value-type="float" office:value="15.9217" calcext:value-type="float">
            <text:p>15.9217</text:p>
          </table:table-cell>
          <table:table-cell table:style-name="ce32" office:value-type="float" office:value="16.1847" calcext:value-type="float">
            <text:p>16.1847</text:p>
          </table:table-cell>
          <table:table-cell/>
          <table:table-cell table:style-name="ce16" office:value-type="float" office:value="50000" calcext:value-type="float">
            <text:p>50000</text:p>
          </table:table-cell>
          <table:table-cell table:style-name="ce44" office:value-type="float" office:value="0.000543254" calcext:value-type="float">
            <text:p>0.0005432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55000" calcext:value-type="float">
            <text:p>55000</text:p>
          </table:table-cell>
          <table:table-cell table:style-name="ce24" office:value-type="float" office:value="19.2637" calcext:value-type="float">
            <text:p>19.2637</text:p>
          </table:table-cell>
          <table:table-cell table:style-name="ce33" office:value-type="float" office:value="19.5778" calcext:value-type="float">
            <text:p>19.5778</text:p>
          </table:table-cell>
          <table:table-cell/>
          <table:table-cell table:style-name="ce17" office:value-type="float" office:value="123456" calcext:value-type="float">
            <text:p>123456</text:p>
          </table:table-cell>
          <table:table-cell table:style-name="ce45" office:value-type="float" office:value="0.000409883" calcext:value-type="float">
            <text:p>0.00040988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65000" calcext:value-type="float">
            <text:p>65000</text:p>
          </table:table-cell>
          <table:table-cell table:style-name="ce24" office:value-type="float" office:value="26.924" calcext:value-type="float">
            <text:p>26.924</text:p>
          </table:table-cell>
          <table:table-cell table:style-name="ce33" office:value-type="float" office:value="27.4871" calcext:value-type="float">
            <text:p>27.4871</text:p>
          </table:table-cell>
          <table:table-cell/>
          <table:table-cell table:style-name="ce17" office:value-type="float" office:value="300000" calcext:value-type="float">
            <text:p>300000</text:p>
          </table:table-cell>
          <table:table-cell table:style-name="ce45" office:value-type="float" office:value="0.000993579" calcext:value-type="float">
            <text:p>0.00099357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70000" calcext:value-type="float">
            <text:p>70000</text:p>
          </table:table-cell>
          <table:table-cell table:style-name="ce24" office:value-type="float" office:value="31.1875" calcext:value-type="float">
            <text:p>31.1875</text:p>
          </table:table-cell>
          <table:table-cell table:style-name="ce33" office:value-type="float" office:value="31.8693" calcext:value-type="float">
            <text:p>31.8693</text:p>
          </table:table-cell>
          <table:table-cell/>
          <table:table-cell table:style-name="ce17" office:value-type="float" office:value="314159" calcext:value-type="float">
            <text:p>314159</text:p>
          </table:table-cell>
          <table:table-cell table:style-name="ce45" office:value-type="float" office:value="0.00103976" calcext:value-type="float">
            <text:p>0.00103976</text:p>
          </table:table-cell>
          <table:table-cell table:style-name="ce47"/>
          <table:table-cell table:number-columns-repeated="3"/>
        </table:table-row>
        <table:table-row table:style-name="ro1">
          <table:table-cell table:number-columns-repeated="5"/>
          <table:table-cell table:style-name="ce17" office:value-type="float" office:value="75000" calcext:value-type="float">
            <text:p>75000</text:p>
          </table:table-cell>
          <table:table-cell table:style-name="ce24" office:value-type="float" office:value="35.734" calcext:value-type="float">
            <text:p>35.734</text:p>
          </table:table-cell>
          <table:table-cell table:style-name="ce33" office:value-type="float" office:value="36.5672" calcext:value-type="float">
            <text:p>36.5672</text:p>
          </table:table-cell>
          <table:table-cell/>
          <table:table-cell table:style-name="ce17" office:value-type="float" office:value="400000" calcext:value-type="float">
            <text:p>400000</text:p>
          </table:table-cell>
          <table:table-cell table:style-name="ce45" office:value-type="float" office:value="0.00132601" calcext:value-type="float">
            <text:p>0.0013260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77500" calcext:value-type="float">
            <text:p>77500</text:p>
          </table:table-cell>
          <table:table-cell table:style-name="ce24" office:value-type="float" office:value="38.1646" calcext:value-type="float">
            <text:p>38.1646</text:p>
          </table:table-cell>
          <table:table-cell table:style-name="ce33" office:value-type="float" office:value="39.0674" calcext:value-type="float">
            <text:p>39.0674</text:p>
          </table:table-cell>
          <table:table-cell/>
          <table:table-cell table:style-name="ce17" office:value-type="float" office:value="401234" calcext:value-type="float">
            <text:p>401234</text:p>
          </table:table-cell>
          <table:table-cell table:style-name="ce45" office:value-type="float" office:value="0.00134209" calcext:value-type="float">
            <text:p>0.00134209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80000" calcext:value-type="float">
            <text:p>80000</text:p>
          </table:table-cell>
          <table:table-cell table:style-name="ce24" office:value-type="float" office:value="40.666" calcext:value-type="float">
            <text:p>40.666</text:p>
          </table:table-cell>
          <table:table-cell table:style-name="ce33" office:value-type="float" office:value="41.6359" calcext:value-type="float">
            <text:p>41.6359</text:p>
          </table:table-cell>
          <table:table-cell/>
          <table:table-cell table:style-name="ce17" office:value-type="float" office:value="500000" calcext:value-type="float">
            <text:p>500000</text:p>
          </table:table-cell>
          <table:table-cell table:style-name="ce46" office:value-type="float" office:value="0.00166132" calcext:value-type="float">
            <text:p>0.00166132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7" office:value-type="float" office:value="90000" calcext:value-type="float">
            <text:p>90000</text:p>
          </table:table-cell>
          <table:table-cell table:style-name="ce25" office:value-type="float" office:value="51.6041" calcext:value-type="float">
            <text:p>51.6041</text:p>
          </table:table-cell>
          <table:table-cell table:style-name="ce34" office:value-type="float" office:value="52.818" calcext:value-type="float">
            <text:p>52.818</text:p>
          </table:table-cell>
          <table:table-cell/>
          <table:table-cell table:style-name="ce42" office:value-type="float" office:value="1000000" calcext:value-type="float">
            <text:p>1000000</text:p>
          </table:table-cell>
          <table:table-cell table:style-name="ce35" office:value-type="float" office:value="0.00337572" calcext:value-type="float">
            <text:p>0.0033757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100000" calcext:value-type="float">
            <text:p>100000</text:p>
          </table:table-cell>
          <table:table-cell table:style-name="ce18" office:value-type="float" office:value="63.551" calcext:value-type="float">
            <text:p>63.551</text:p>
          </table:table-cell>
          <table:table-cell table:style-name="ce35" office:value-type="float" office:value="65.0879" calcext:value-type="float">
            <text:p>65.087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14"/>
          <table:table-cell table:style-name="ce48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8"/>
          <table:table-cell table:style-name="ce3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20:27.730421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30.475050747</meta:creation-date>
    <meta:editing-duration>PT58M41S</meta:editing-duration>
    <meta:editing-cycles>2</meta:editing-cycles>
    <meta:generator>LibreOffice/5.1.4.2$Linux_X86_64 LibreOffice_project/10$Build-2</meta:generator>
    <dc:date>2016-11-02T17:40:20.891824376</dc:date>
    <meta:document-statistic meta:table-count="1" meta:cell-count="235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1.241cm" svg:y="4.204cm" style:legend-expansion="high" chart:style-name="ch2"/>
        <chart:plot-area chart:style-name="ch3" table:cell-range-address="Sheet1.A1:Sheet1.B9" chart:data-source-has-labels="both" svg:x="1.331cm" svg:y="0.18cm" svg:width="9.59cm" svg:height="7.665cm">
          <chartooo:coordinate-region svg:x="2.614cm" svg:y="0.18cm" svg:width="8.166cm" svg:height="6.02cm"/>
          <chart:axis chart:dimension="x" chart:name="primary-x" chart:style-name="ch4" chartooo:axis-type="text">
            <chart:title svg:x="4.825cm" svg:y="8.025cm" chart:style-name="ch5">
              <text:p>items in the array</text:p>
            </chart:title>
            <chart:categories table:cell-range-address="Sheet1.A2:Sheet1.A9"/>
            <chart:grid chart:style-name="ch6" chart:class="major"/>
          </chart:axis>
          <chart:axis chart:dimension="y" chart:name="primary-y" chart:style-name="ch7">
            <chart:title svg:x="0.451cm" svg:y="4.704cm" chart:style-name="ch8">
              <text:p>seconds</text:p>
            </chart:title>
            <chart:grid chart:style-name="ch6" chart:class="major"/>
          </chart:axis>
          <chart:series chart:style-name="ch9" chart:values-cell-range-address="Sheet1.B2:Sheet1.B9" chart:label-cell-address="Sheet1.B1:Sheet1.B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ascending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0543254">
                <text:p>0.000543254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00409883">
                <text:p>0.00040988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0993579">
                <text:p>0.000993579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0103976">
                <text:p>0.001039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132601">
                <text:p>0.00132601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0134209">
                <text:p>0.001342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166132">
                <text:p>0.0016613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337572">
                <text:p>0.00337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1.575cm" svg:y="4.203cm" style:legend-expansion="high" chart:style-name="ch2"/>
        <chart:plot-area chart:style-name="ch3" table:cell-range-address="Sheet1.F35:Sheet1.F43 Sheet1.H34:Sheet1.H43" chart:data-source-has-labels="both" svg:x="1.33cm" svg:y="0.18cm" svg:width="9.926cm" svg:height="7.664cm">
          <chartooo:coordinate-region svg:x="1.951cm" svg:y="0.38cm" svg:width="8.748cm" svg:height="6.817cm"/>
          <chart:axis chart:dimension="x" chart:name="primary-x" chart:style-name="ch4" chartooo:axis-type="auto">
            <chartooo:date-scale/>
            <chart:title svg:x="4.992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H35:Sheet1.H43" chart:label-cell-address="Sheet1.H34:Sheet1.H3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random 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16.1847">
                <text:p>16.1847</text:p>
                <draw:g>
                  <svg:desc>Sheet1.H35:Sheet1.H43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9.5778">
                <text:p>19.5778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7.4871">
                <text:p>27.487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1.8693">
                <text:p>31.869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6.5672">
                <text:p>36.5672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39.0674">
                <text:p>39.067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1.6359">
                <text:p>41.635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2.818">
                <text:p>52.8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5.0879">
                <text:p>65.08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1.019cm" svg:y="4.203cm" style:legend-expansion="high" chart:style-name="ch2"/>
        <chart:plot-area chart:style-name="ch3" table:cell-range-address="Sheet1.F34:Sheet1.G43" chart:data-source-has-labels="both" svg:x="1.33cm" svg:y="0.18cm" svg:width="9.37cm" svg:height="7.664cm">
          <chartooo:coordinate-region svg:x="1.951cm" svg:y="0.38cm" svg:width="8.192cm" svg:height="6.817cm"/>
          <chart:axis chart:dimension="x" chart:name="primary-x" chart:style-name="ch4" chartooo:axis-type="auto">
            <chartooo:date-scale/>
            <chart:title svg:x="4.714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G35:Sheet1.G43" chart:label-cell-address="Sheet1.G34:Sheet1.G3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descending time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15.9217">
                <text:p>15.9217</text:p>
                <draw:g>
                  <svg:desc>Sheet1.G35:Sheet1.G43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9.2637">
                <text:p>19.2637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1.1875">
                <text:p>31.187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5.734">
                <text:p>35.734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38.1646">
                <text:p>38.164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0.666">
                <text:p>40.66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1.6041">
                <text:p>51.60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3.551">
                <text:p>63.55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44cm" svg:height="9.006cm" xlink:href=".." xlink:type="simple" chart:class="chart:line" chart:style-name="ch1">
        <chart:legend chart:legend-position="end" svg:x="11.528cm" svg:y="4.204cm" style:legend-expansion="high" chart:style-name="ch2"/>
        <chart:plot-area chart:style-name="ch3" table:cell-range-address="Sheet1.A2:Sheet1.A9 Sheet1.G1:Sheet1.G9" chart:data-source-has-labels="both" svg:x="1.339cm" svg:y="0.18cm" svg:width="9.861cm" svg:height="7.665cm">
          <chartooo:coordinate-region svg:x="2.251cm" svg:y="0.38cm" svg:width="8.299cm" svg:height="6.818cm"/>
          <chart:axis chart:dimension="x" chart:name="primary-x" chart:style-name="ch4" chartooo:axis-type="text">
            <chart:title svg:x="4.968cm" svg:y="8.025cm" chart:style-name="ch5">
              <text:p>items in the array</text:p>
            </chart:title>
            <chart:categories table:cell-range-address="Sheet1.A2:Sheet1.A9"/>
            <chart:grid chart:style-name="ch6" chart:class="major"/>
          </chart:axis>
          <chart:axis chart:dimension="y" chart:name="primary-y" chart:style-name="ch7">
            <chart:title svg:x="0.451cm" svg:y="4.704cm" chart:style-name="ch8">
              <text:p>seconds</text:p>
            </chart:title>
            <chart:grid chart:style-name="ch6" chart:class="major"/>
          </chart:axis>
          <chart:series chart:style-name="ch9" chart:values-cell-range-address="Sheet1.G2:Sheet1.G9" chart:label-cell-address="Sheet1.G1:Sheet1.G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descending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181525">
                <text:p>0.0181525</text:p>
                <draw:g>
                  <svg:desc>Sheet1.G2:Sheet1.G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45877">
                <text:p>0.014587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73456">
                <text:p>0.0373456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391764">
                <text:p>0.03917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05758">
                <text:p>0.0505758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507752">
                <text:p>0.050775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816182">
                <text:p>0.081618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31105">
                <text:p>0.1311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95cm" svg:height="8.997cm" xlink:href=".." xlink:type="simple" chart:class="chart:line" chart:style-name="ch1">
        <chart:legend chart:legend-position="end" svg:x="12.288cm" svg:y="4.199cm" style:legend-expansion="high" chart:style-name="ch2"/>
        <chart:plot-area chart:style-name="ch3" table:cell-range-address="Sheet1.A2:Sheet1.A9 Sheet1.H1:Sheet1.H9" chart:data-source-has-labels="both" svg:x="1.342cm" svg:y="0.179cm" svg:width="10.615cm" svg:height="7.658cm">
          <chartooo:coordinate-region svg:x="2.254cm" svg:y="0.379cm" svg:width="9.053cm" svg:height="6.811cm"/>
          <chart:axis chart:dimension="x" chart:name="primary-x" chart:style-name="ch4" chartooo:axis-type="text">
            <chart:title svg:x="5.348cm" svg:y="8.016cm" chart:style-name="ch5">
              <text:p>items in the array</text:p>
            </chart:title>
            <chart:categories table:cell-range-address="Sheet1.A2:Sheet1.A9"/>
            <chart:grid chart:style-name="ch6" chart:class="major"/>
          </chart:axis>
          <chart:axis chart:dimension="y" chart:name="primary-y" chart:style-name="ch7">
            <chart:title svg:x="0.451cm" svg:y="4.7cm" chart:style-name="ch8">
              <text:p>seconds</text:p>
            </chart:title>
            <chart:grid chart:style-name="ch6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random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327376">
                <text:p>0.0327376</text:p>
                <draw:g>
                  <svg:desc>Sheet1.H2:Sheet1.H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301882">
                <text:p>0.030188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769913">
                <text:p>0.0769913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85812">
                <text:p>0.08581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103939">
                <text:p>0.103939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104533">
                <text:p>0.104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132411">
                <text:p>0.1324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7598">
                <text:p>0.275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1.241cm" svg:y="4.204cm" style:legend-expansion="high" chart:style-name="ch2"/>
        <chart:plot-area chart:style-name="ch3" table:cell-range-address="Sheet1.A2:Sheet1.A9 Sheet1.L1:Sheet1.L9" chart:data-source-has-labels="both" svg:x="1.331cm" svg:y="0.18cm" svg:width="9.59cm" svg:height="7.665cm">
          <chartooo:coordinate-region svg:x="2.243cm" svg:y="0.379cm" svg:width="8.028cm" svg:height="6.819cm"/>
          <chart:axis chart:dimension="x" chart:name="primary-x" chart:style-name="ch4" chartooo:axis-type="text">
            <chart:title svg:x="4.825cm" svg:y="8.025cm" chart:style-name="ch5">
              <text:p>items in the array</text:p>
            </chart:title>
            <chart:categories table:cell-range-address="Sheet1.A2:Sheet1.A9"/>
            <chart:grid chart:style-name="ch6" chart:class="major"/>
          </chart:axis>
          <chart:axis chart:dimension="y" chart:name="primary-y" chart:style-name="ch7">
            <chart:title svg:x="0.451cm" svg:y="4.704cm" chart:style-name="ch8">
              <text:p>seconds</text:p>
            </chart:title>
            <chart:grid chart:style-name="ch6" chart:class="major"/>
          </chart:axis>
          <chart:series chart:style-name="ch9" chart:values-cell-range-address="Sheet1.L2:Sheet1.L9" chart:label-cell-address="Sheet1.L1:Sheet1.L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descending tim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461833">
                <text:p>0.00461833</text:p>
                <draw:g>
                  <svg:desc>Sheet1.L2:Sheet1.L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13998">
                <text:p>0.011399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75581">
                <text:p>0.0275581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286164">
                <text:p>0.028616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36731">
                <text:p>0.0536731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549362">
                <text:p>0.054936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33876">
                <text:p>0.063387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12239">
                <text:p>0.1122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1.85cm" svg:y="4.204cm" style:legend-expansion="high" chart:style-name="ch2"/>
        <chart:plot-area chart:style-name="ch3" table:cell-range-address="Sheet1.A2:Sheet1.A9 Sheet1.M1:Sheet1.M9" chart:data-source-has-labels="both" svg:x="1.331cm" svg:y="0.18cm" svg:width="10.199cm" svg:height="7.665cm">
          <chartooo:coordinate-region svg:x="2.243cm" svg:y="0.379cm" svg:width="8.637cm" svg:height="6.819cm"/>
          <chart:axis chart:dimension="x" chart:name="primary-x" chart:style-name="ch4" chartooo:axis-type="text">
            <chart:title svg:x="5.129cm" svg:y="8.025cm" chart:style-name="ch5">
              <text:p>items in the array</text:p>
            </chart:title>
            <chart:categories table:cell-range-address="Sheet1.A2:Sheet1.A9"/>
            <chart:grid chart:style-name="ch6" chart:class="major"/>
          </chart:axis>
          <chart:axis chart:dimension="y" chart:name="primary-y" chart:style-name="ch7">
            <chart:title svg:x="0.451cm" svg:y="4.704cm" chart:style-name="ch8">
              <text:p>seconds</text:p>
            </chart:title>
            <chart:grid chart:style-name="ch6" chart:class="major"/>
          </chart:axis>
          <chart:series chart:style-name="ch9" chart:values-cell-range-address="Sheet1.M2:Sheet1.M9" chart:label-cell-address="Sheet1.M1:Sheet1.M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random tim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755115">
                <text:p>0.00755115</text:p>
                <draw:g>
                  <svg:desc>Sheet1.M2:Sheet1.M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649621">
                <text:p>0.0649621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85276">
                <text:p>0.0852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39445">
                <text:p>0.0739445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890593">
                <text:p>0.089059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0916">
                <text:p>0.0909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94577">
                <text:p>0.19457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line" chart:style-name="ch1">
        <chart:legend chart:legend-position="end" svg:x="11.084cm" svg:y="3.701cm" style:legend-expansion="high" chart:style-name="ch2"/>
        <chart:plot-area chart:style-name="ch3" table:cell-range-address="Sheet1.E1:Sheet1.H9" chart:data-source-has-labels="both" svg:x="0.32cm" svg:y="0.179cm" svg:width="10.444cm" svg:height="8.639cm">
          <chartooo:coordinate-region svg:x="1.232cm" svg:y="0.379cm" svg:width="8.882cm" svg:height="7.792cm"/>
          <chart:axis chart:dimension="x" chart:name="primary-x" chart:style-name="ch4" chartooo:axis-type="auto">
            <chartooo:date-scale/>
            <chart:categories table:cell-range-address="Sheet1.E2:Sheet1.E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" chart:label-cell-address="Sheet1.F1:Sheet1.F1" chart:class="chart:line">
            <chart:data-point chart:repeated="8"/>
          </chart:series>
          <chart:series chart:style-name="ch7" chart:values-cell-range-address="Sheet1.G2:Sheet1.G9" chart:label-cell-address="Sheet1.G1:Sheet1.G1" chart:class="chart:line">
            <chart:data-point chart:repeated="8"/>
          </chart:series>
          <chart:series chart:style-name="ch8" chart:values-cell-range-address="Sheet1.H2:Sheet1.H9" chart:label-cell-address="Sheet1.H1:Sheet1.H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ascending time</text:p>
                <draw:g>
                  <svg:desc>Sheet1.F1:Sheet1.F1</svg:desc>
                </draw:g>
              </table:table-cell>
              <table:table-cell office:value-type="string">
                <text:p>merge descending time</text:p>
                <draw:g>
                  <svg:desc>Sheet1.G1:Sheet1.G1</svg:desc>
                </draw:g>
              </table:table-cell>
              <table:table-cell office:value-type="string">
                <text:p>merge random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E2:Sheet1.E9</svg:desc>
                </draw:g>
              </table:table-cell>
              <table:table-cell office:value-type="float" office:value="0.0061414">
                <text:p>0.0061414</text:p>
                <draw:g>
                  <svg:desc>Sheet1.F2:Sheet1.F9</svg:desc>
                </draw:g>
              </table:table-cell>
              <table:table-cell office:value-type="float" office:value="0.0181525">
                <text:p>0.0181525</text:p>
                <draw:g>
                  <svg:desc>Sheet1.G2:Sheet1.G9</svg:desc>
                </draw:g>
              </table:table-cell>
              <table:table-cell office:value-type="float" office:value="0.0327376">
                <text:p>0.0327376</text:p>
                <draw:g>
                  <svg:desc>Sheet1.H2:Sheet1.H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43608">
                <text:p>0.0143608</text:p>
              </table:table-cell>
              <table:table-cell office:value-type="float" office:value="0.0145877">
                <text:p>0.0145877</text:p>
              </table:table-cell>
              <table:table-cell office:value-type="float" office:value="0.0301882">
                <text:p>0.030188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74766">
                <text:p>0.0374766</text:p>
              </table:table-cell>
              <table:table-cell office:value-type="float" office:value="0.0373456">
                <text:p>0.0373456</text:p>
              </table:table-cell>
              <table:table-cell office:value-type="float" office:value="0.0769913">
                <text:p>0.0769913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392487">
                <text:p>0.0392487</text:p>
              </table:table-cell>
              <table:table-cell office:value-type="float" office:value="0.0391764">
                <text:p>0.0391764</text:p>
              </table:table-cell>
              <table:table-cell office:value-type="float" office:value="0.085812">
                <text:p>0.08581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05987">
                <text:p>0.0505987</text:p>
              </table:table-cell>
              <table:table-cell office:value-type="float" office:value="0.0505758">
                <text:p>0.0505758</text:p>
              </table:table-cell>
              <table:table-cell office:value-type="float" office:value="0.103939">
                <text:p>0.103939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506145">
                <text:p>0.0506145</text:p>
              </table:table-cell>
              <table:table-cell office:value-type="float" office:value="0.0507752">
                <text:p>0.0507752</text:p>
              </table:table-cell>
              <table:table-cell office:value-type="float" office:value="0.104533">
                <text:p>0.10453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73748">
                <text:p>0.0773748</text:p>
              </table:table-cell>
              <table:table-cell office:value-type="float" office:value="0.0816182">
                <text:p>0.0816182</text:p>
              </table:table-cell>
              <table:table-cell office:value-type="float" office:value="0.132411">
                <text:p>0.1324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29426">
                <text:p>0.129426</text:p>
              </table:table-cell>
              <table:table-cell office:value-type="float" office:value="0.131105">
                <text:p>0.131105</text:p>
              </table:table-cell>
              <table:table-cell office:value-type="float" office:value="0.27598">
                <text:p>0.2759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legend chart:legend-position="end" svg:x="11.217cm" svg:y="3.701cm" style:legend-expansion="high" chart:style-name="ch2"/>
        <chart:plot-area chart:style-name="ch3" table:cell-range-address="Sheet1.A2:Sheet1.A9 Sheet1.K1:Sheet1.M9" chart:data-source-has-labels="both" svg:x="0.32cm" svg:y="0.179cm" svg:width="10.577cm" svg:height="8.639cm">
          <chartooo:coordinate-region svg:x="1.232cm" svg:y="0.378cm" svg:width="9.015cm" svg:height="7.793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9" chart:label-cell-address="Sheet1.K1:Sheet1.K1" chart:class="chart:line">
            <chart:data-point chart:repeated="8"/>
          </chart:series>
          <chart:series chart:style-name="ch7" chart:values-cell-range-address="Sheet1.L2:Sheet1.L9" chart:label-cell-address="Sheet1.L1:Sheet1.L1" chart:class="chart:line">
            <chart:data-point chart:repeated="8"/>
          </chart:series>
          <chart:series chart:style-name="ch8" chart:values-cell-range-address="Sheet1.M2:Sheet1.M9" chart:label-cell-address="Sheet1.M1:Sheet1.M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ascending time</text:p>
                <draw:g>
                  <svg:desc>Sheet1.K1:Sheet1.K1</svg:desc>
                </draw:g>
              </table:table-cell>
              <table:table-cell office:value-type="string">
                <text:p>quick descending time</text:p>
                <draw:g>
                  <svg:desc>Sheet1.L1:Sheet1.L1</svg:desc>
                </draw:g>
              </table:table-cell>
              <table:table-cell office:value-type="string">
                <text:p>quick random tim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485555">
                <text:p>0.00485555</text:p>
                <draw:g>
                  <svg:desc>Sheet1.K2:Sheet1.K9</svg:desc>
                </draw:g>
              </table:table-cell>
              <table:table-cell office:value-type="float" office:value="0.00461833">
                <text:p>0.00461833</text:p>
                <draw:g>
                  <svg:desc>Sheet1.L2:Sheet1.L9</svg:desc>
                </draw:g>
              </table:table-cell>
              <table:table-cell office:value-type="float" office:value="0.00755115">
                <text:p>0.00755115</text:p>
                <draw:g>
                  <svg:desc>Sheet1.M2:Sheet1.M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10998">
                <text:p>0.0110998</text:p>
              </table:table-cell>
              <table:table-cell office:value-type="float" office:value="0.0113998">
                <text:p>0.0113998</text:p>
              </table:table-cell>
              <table:table-cell office:value-type="float" office:value="0.025417">
                <text:p>0.02541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7692">
                <text:p>0.027692</text:p>
              </table:table-cell>
              <table:table-cell office:value-type="float" office:value="0.0275581">
                <text:p>0.0275581</text:p>
              </table:table-cell>
              <table:table-cell office:value-type="float" office:value="0.0649621">
                <text:p>0.0649621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287663">
                <text:p>0.0287663</text:p>
              </table:table-cell>
              <table:table-cell office:value-type="float" office:value="0.0286164">
                <text:p>0.0286164</text:p>
              </table:table-cell>
              <table:table-cell office:value-type="float" office:value="0.085276">
                <text:p>0.08527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365836">
                <text:p>0.0365836</text:p>
              </table:table-cell>
              <table:table-cell office:value-type="float" office:value="0.0536731">
                <text:p>0.0536731</text:p>
              </table:table-cell>
              <table:table-cell office:value-type="float" office:value="0.0739445">
                <text:p>0.0739445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36744">
                <text:p>0.036744</text:p>
              </table:table-cell>
              <table:table-cell office:value-type="float" office:value="0.0549362">
                <text:p>0.0549362</text:p>
              </table:table-cell>
              <table:table-cell office:value-type="float" office:value="0.0890593">
                <text:p>0.089059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43925">
                <text:p>0.0643925</text:p>
              </table:table-cell>
              <table:table-cell office:value-type="float" office:value="0.0633876">
                <text:p>0.0633876</text:p>
              </table:table-cell>
              <table:table-cell office:value-type="float" office:value="0.090916">
                <text:p>0.0909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00692">
                <text:p>0.100692</text:p>
              </table:table-cell>
              <table:table-cell office:value-type="float" office:value="0.112239">
                <text:p>0.112239</text:p>
              </table:table-cell>
              <table:table-cell office:value-type="float" office:value="0.194577">
                <text:p>0.1945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legend chart:legend-position="end" svg:x="10.662cm" svg:y="3.701cm" style:legend-expansion="high" chart:style-name="ch2"/>
        <chart:plot-area chart:style-name="ch3" table:cell-range-address="Sheet1.F12:Sheet1.I21" chart:data-source-has-labels="both" svg:x="0.32cm" svg:y="0.179cm" svg:width="10.022cm" svg:height="8.639cm">
          <chartooo:coordinate-region svg:x="0.783cm" svg:y="0.378cm" svg:width="8.844cm" svg:height="7.793cm"/>
          <chart:axis chart:dimension="x" chart:name="primary-x" chart:style-name="ch4" chartooo:axis-type="auto">
            <chartooo:date-scale/>
            <chart:categories table:cell-range-address="Sheet1.F13:Sheet1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3:Sheet1.G21" chart:label-cell-address="Sheet1.G12:Sheet1.G12" chart:class="chart:line">
            <chart:data-point chart:repeated="9"/>
          </chart:series>
          <chart:series chart:style-name="ch7" chart:values-cell-range-address="Sheet1.H13:Sheet1.H21" chart:label-cell-address="Sheet1.H12:Sheet1.H12" chart:class="chart:line">
            <chart:data-point chart:repeated="9"/>
          </chart:series>
          <chart:series chart:style-name="ch8" chart:values-cell-range-address="Sheet1.I13:Sheet1.I21" chart:label-cell-address="Sheet1.I12:Sheet1.I1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ascending time</text:p>
                <draw:g>
                  <svg:desc>Sheet1.G12:Sheet1.G12</svg:desc>
                </draw:g>
              </table:table-cell>
              <table:table-cell office:value-type="string">
                <text:p>selection descending time</text:p>
                <draw:g>
                  <svg:desc>Sheet1.H12:Sheet1.H12</svg:desc>
                </draw:g>
              </table:table-cell>
              <table:table-cell office:value-type="string">
                <text:p>selection random time</text:p>
                <draw:g>
                  <svg:desc>Sheet1.I12:Sheet1.I1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13:Sheet1.F21</svg:desc>
                </draw:g>
              </table:table-cell>
              <table:table-cell office:value-type="float" office:value="3.38544">
                <text:p>3.38544</text:p>
                <draw:g>
                  <svg:desc>Sheet1.G13:Sheet1.G21</svg:desc>
                </draw:g>
              </table:table-cell>
              <table:table-cell office:value-type="float" office:value="3.49041">
                <text:p>3.49041</text:p>
                <draw:g>
                  <svg:desc>Sheet1.H13:Sheet1.H21</svg:desc>
                </draw:g>
              </table:table-cell>
              <table:table-cell office:value-type="float" office:value="3.60014">
                <text:p>3.60014</text:p>
                <draw:g>
                  <svg:desc>Sheet1.I13:Sheet1.I21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11476">
                <text:p>4.11476</text:p>
              </table:table-cell>
              <table:table-cell office:value-type="float" office:value="4.24731">
                <text:p>4.24731</text:p>
              </table:table-cell>
              <table:table-cell office:value-type="float" office:value="4.35819">
                <text:p>4.3581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.71231">
                <text:p>5.71231</text:p>
              </table:table-cell>
              <table:table-cell office:value-type="float" office:value="5.91825">
                <text:p>5.91825</text:p>
              </table:table-cell>
              <table:table-cell office:value-type="float" office:value="6.083">
                <text:p>6.0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.64425">
                <text:p>6.64425</text:p>
              </table:table-cell>
              <table:table-cell office:value-type="float" office:value="6.83624">
                <text:p>6.83624</text:p>
              </table:table-cell>
              <table:table-cell office:value-type="float" office:value="7.07407">
                <text:p>7.0740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60358">
                <text:p>7.60358</text:p>
              </table:table-cell>
              <table:table-cell office:value-type="float" office:value="7.85079">
                <text:p>7.85079</text:p>
              </table:table-cell>
              <table:table-cell office:value-type="float" office:value="8.11607">
                <text:p>8.11607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8.14891">
                <text:p>8.14891</text:p>
              </table:table-cell>
              <table:table-cell office:value-type="float" office:value="8.37709">
                <text:p>8.37709</text:p>
              </table:table-cell>
              <table:table-cell office:value-type="float" office:value="8.64438">
                <text:p>8.6443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.66008">
                <text:p>8.66008</text:p>
              </table:table-cell>
              <table:table-cell office:value-type="float" office:value="8.92606">
                <text:p>8.92606</text:p>
              </table:table-cell>
              <table:table-cell office:value-type="float" office:value="9.21032">
                <text:p>9.2103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.9504">
                <text:p>10.9504</text:p>
              </table:table-cell>
              <table:table-cell office:value-type="float" office:value="11.2968">
                <text:p>11.2968</text:p>
              </table:table-cell>
              <table:table-cell office:value-type="float" office:value="11.6676">
                <text:p>11.66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527">
                <text:p>13.527</text:p>
              </table:table-cell>
              <table:table-cell office:value-type="float" office:value="13.9463">
                <text:p>13.9463</text:p>
              </table:table-cell>
              <table:table-cell office:value-type="float" office:value="14.3758">
                <text:p>14.37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7cm" xlink:href=".." xlink:type="simple" chart:class="chart:line" chart:style-name="ch1">
        <chart:legend chart:legend-position="end" svg:x="10.741cm" svg:y="3.95cm" style:legend-expansion="high" chart:style-name="ch2"/>
        <chart:plot-area chart:style-name="ch3" table:cell-range-address="Sheet1.F23:Sheet1.H32" chart:data-source-has-labels="both" svg:x="0.32cm" svg:y="0.179cm" svg:width="10.101cm" svg:height="8.639cm">
          <chartooo:coordinate-region svg:x="0.783cm" svg:y="0.378cm" svg:width="8.923cm" svg:height="7.793cm"/>
          <chart:axis chart:dimension="x" chart:name="primary-x" chart:style-name="ch4" chartooo:axis-type="auto">
            <chartooo:date-scale/>
            <chart:categories table:cell-range-address="Sheet1.F24:Sheet1.F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4:Sheet1.G32" chart:label-cell-address="Sheet1.G23:Sheet1.G23" chart:class="chart:line">
            <chart:data-point chart:repeated="9"/>
          </chart:series>
          <chart:series chart:style-name="ch7" chart:values-cell-range-address="Sheet1.H24:Sheet1.H32" chart:label-cell-address="Sheet1.H23:Sheet1.H2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descending time</text:p>
                <draw:g>
                  <svg:desc>Sheet1.G23:Sheet1.G23</svg:desc>
                </draw:g>
              </table:table-cell>
              <table:table-cell office:value-type="string">
                <text:p>insertion random time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24:Sheet1.F32</svg:desc>
                </draw:g>
              </table:table-cell>
              <table:table-cell office:value-type="float" office:value="0.00130257">
                <text:p>0.00130257</text:p>
                <draw:g>
                  <svg:desc>Sheet1.G24:Sheet1.G32</svg:desc>
                </draw:g>
              </table:table-cell>
              <table:table-cell office:value-type="float" office:value="2.23887">
                <text:p>2.23887</text:p>
                <draw:g>
                  <svg:desc>Sheet1.H24:Sheet1.H32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142835">
                <text:p>0.00142835</text:p>
              </table:table-cell>
              <table:table-cell office:value-type="float" office:value="2.69616">
                <text:p>2.6961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168074">
                <text:p>0.00168074</text:p>
              </table:table-cell>
              <table:table-cell office:value-type="float" office:value="3.77888">
                <text:p>3.7788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181263">
                <text:p>0.00181263</text:p>
              </table:table-cell>
              <table:table-cell office:value-type="float" office:value="4.3878">
                <text:p>4.387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199676">
                <text:p>0.00199676</text:p>
              </table:table-cell>
              <table:table-cell office:value-type="float" office:value="5.04242">
                <text:p>5.04242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0.00202155">
                <text:p>0.00202155</text:p>
              </table:table-cell>
              <table:table-cell office:value-type="float" office:value="5.36215">
                <text:p>5.362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207749">
                <text:p>0.00207749</text:p>
              </table:table-cell>
              <table:table-cell office:value-type="float" office:value="5.73165">
                <text:p>5.7316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232659">
                <text:p>0.00232659</text:p>
              </table:table-cell>
              <table:table-cell office:value-type="float" office:value="7.23264">
                <text:p>7.2326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247816">
                <text:p>0.00247816</text:p>
              </table:table-cell>
              <table:table-cell office:value-type="float" office:value="8.95711">
                <text:p>8.9571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0.946cm" svg:y="4.204cm" style:legend-expansion="high" chart:style-name="ch2"/>
        <chart:plot-area chart:style-name="ch3" table:cell-range-address="Sheet1.A2:Sheet1.A9 Sheet1.C1:Sheet1.C9" chart:data-source-has-labels="both" svg:x="1.331cm" svg:y="0.18cm" svg:width="9.295cm" svg:height="7.665cm">
          <chartooo:coordinate-region svg:x="2.429cm" svg:y="0.18cm" svg:width="8.056cm" svg:height="6.019cm"/>
          <chart:axis chart:dimension="x" chart:name="primary-x" chart:style-name="ch4" chartooo:axis-type="auto">
            <chartooo:date-scale/>
            <chart:title svg:x="4.677cm" svg:y="8.025cm" chart:style-name="ch5">
              <text:p>items in the array</text:p>
            </chart:title>
            <chart:categories table:cell-range-address="Sheet1.A2:Sheet1.A9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C2:Sheet1.C9" chart:label-cell-address="Sheet1.C1:Sheet1.C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ascending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0789435">
                <text:p>0.000789435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0194014">
                <text:p>0.0019401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14503">
                <text:p>0.0014503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0151866">
                <text:p>0.0015186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19318">
                <text:p>0.0019318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0193896">
                <text:p>0.0019389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241115">
                <text:p>0.002411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482162">
                <text:p>0.00482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98cm" svg:height="9.006cm" xlink:href=".." xlink:type="simple" chart:class="chart:line" chart:style-name="ch1">
        <chart:legend chart:legend-position="end" svg:x="12.067cm" svg:y="4.204cm" style:legend-expansion="high" chart:style-name="ch2"/>
        <chart:plot-area chart:style-name="ch3" table:cell-range-address="Sheet1.A2:Sheet1.A9 Sheet1.F1:Sheet1.F9" chart:data-source-has-labels="both" svg:x="1.346cm" svg:y="0.18cm" svg:width="10.386cm" svg:height="7.665cm">
          <chartooo:coordinate-region svg:x="2.258cm" svg:y="0.38cm" svg:width="8.824cm" svg:height="6.818cm"/>
          <chart:axis chart:dimension="x" chart:name="primary-x" chart:style-name="ch4" chartooo:axis-type="auto">
            <chartooo:date-scale/>
            <chart:title svg:x="5.238cm" svg:y="8.025cm" chart:style-name="ch5">
              <text:p>items in the array</text:p>
            </chart:title>
            <chart:categories table:cell-range-address="Sheet1.A2:Sheet1.A9"/>
          </chart:axis>
          <chart:axis chart:dimension="y" chart:name="primary-y" chart:style-name="ch4">
            <chart:title svg:x="0.451cm" svg:y="5.233cm" chart:style-name="ch6">
              <text:p>time in seconds</text:p>
            </chart:title>
            <chart:grid chart:style-name="ch7" chart:class="major"/>
          </chart:axis>
          <chart:series chart:style-name="ch8" chart:values-cell-range-address="Sheet1.F2:Sheet1.F9" chart:label-cell-address="Sheet1.F1:Sheet1.F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ascending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61414">
                <text:p>0.0061414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43608">
                <text:p>0.014360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74766">
                <text:p>0.0374766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392487">
                <text:p>0.039248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05987">
                <text:p>0.0505987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506145">
                <text:p>0.050614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73748">
                <text:p>0.077374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29426">
                <text:p>0.1294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legend chart:legend-position="end" svg:x="11.423cm" svg:y="4.203cm" style:legend-expansion="high" chart:style-name="ch2"/>
        <chart:plot-area chart:style-name="ch3" table:cell-range-address="Sheet1.A2:Sheet1.A9 Sheet1.K1:Sheet1.K9" chart:data-source-has-labels="both" svg:x="1.331cm" svg:y="0.18cm" svg:width="9.772cm" svg:height="7.664cm">
          <chartooo:coordinate-region svg:x="2.243cm" svg:y="0.379cm" svg:width="8.21cm" svg:height="6.818cm"/>
          <chart:axis chart:dimension="x" chart:name="primary-x" chart:style-name="ch4" chartooo:axis-type="auto">
            <chartooo:date-scale/>
            <chart:title svg:x="4.916cm" svg:y="8.024cm" chart:style-name="ch5">
              <text:p>items in the array</text:p>
            </chart:title>
            <chart:categories table:cell-range-address="Sheet1.A2:Sheet1.A9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K2:Sheet1.K9" chart:label-cell-address="Sheet1.K1:Sheet1.K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ascending tim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A2:Sheet1.A9</svg:desc>
                </draw:g>
              </table:table-cell>
              <table:table-cell office:value-type="float" office:value="0.00485555">
                <text:p>0.00485555</text:p>
                <draw:g>
                  <svg:desc>Sheet1.K2:Sheet1.K9</svg:desc>
                </draw:g>
              </table:table-cell>
            </table:table-row>
            <table:table-row>
              <table:table-cell office:value-type="float" office:value="123456">
                <text:p>123456</text:p>
              </table:table-cell>
              <table:table-cell office:value-type="float" office:value="0.0110998">
                <text:p>0.011099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7692">
                <text:p>0.027692</text:p>
              </table:table-cell>
            </table:table-row>
            <table:table-row>
              <table:table-cell office:value-type="float" office:value="314159">
                <text:p>314159</text:p>
              </table:table-cell>
              <table:table-cell office:value-type="float" office:value="0.0287663">
                <text:p>0.028766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365836">
                <text:p>0.0365836</text:p>
              </table:table-cell>
            </table:table-row>
            <table:table-row>
              <table:table-cell office:value-type="float" office:value="401234">
                <text:p>401234</text:p>
              </table:table-cell>
              <table:table-cell office:value-type="float" office:value="0.036744">
                <text:p>0.03674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43925">
                <text:p>0.064392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00692">
                <text:p>0.1006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0.834cm" svg:y="4.203cm" style:legend-expansion="high" chart:style-name="ch2"/>
        <chart:plot-area chart:style-name="ch3" table:cell-range-address="Sheet1.F35:Sheet1.F43 Sheet1.G12:Sheet1.G21" chart:data-source-has-labels="both" svg:x="1.33cm" svg:y="0.18cm" svg:width="9.185cm" svg:height="7.664cm">
          <chartooo:coordinate-region svg:x="1.793cm" svg:y="0.379cm" svg:width="8.007cm" svg:height="6.818cm"/>
          <chart:axis chart:dimension="x" chart:name="primary-x" chart:style-name="ch4" chartooo:axis-type="auto">
            <chartooo:date-scale/>
            <chart:title svg:x="4.621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G13:Sheet1.G21" chart:label-cell-address="Sheet1.G12:Sheet1.G1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ascending time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3.38544">
                <text:p>3.38544</text:p>
                <draw:g>
                  <svg:desc>Sheet1.G13:Sheet1.G21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11476">
                <text:p>4.1147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.71231">
                <text:p>5.7123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.64425">
                <text:p>6.6442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60358">
                <text:p>7.60358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8.14891">
                <text:p>8.1489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.66008">
                <text:p>8.6600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0.9504">
                <text:p>10.95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527">
                <text:p>13.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0.649cm" svg:y="4.203cm" style:legend-expansion="high" chart:style-name="ch2"/>
        <chart:plot-area chart:style-name="ch3" table:cell-range-address="Sheet1.F35:Sheet1.F43 Sheet1.H12:Sheet1.H21" chart:data-source-has-labels="both" svg:x="1.33cm" svg:y="0.18cm" svg:width="9cm" svg:height="7.664cm">
          <chartooo:coordinate-region svg:x="1.793cm" svg:y="0.379cm" svg:width="7.822cm" svg:height="6.818cm"/>
          <chart:axis chart:dimension="x" chart:name="primary-x" chart:style-name="ch4" chartooo:axis-type="auto">
            <chartooo:date-scale/>
            <chart:title svg:x="4.529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H13:Sheet1.H21" chart:label-cell-address="Sheet1.H12:Sheet1.H1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descending 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3.49041">
                <text:p>3.49041</text:p>
                <draw:g>
                  <svg:desc>Sheet1.H13:Sheet1.H21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24731">
                <text:p>4.2473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.91825">
                <text:p>5.918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6.83624">
                <text:p>6.8362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7.85079">
                <text:p>7.85079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8.37709">
                <text:p>8.3770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.92606">
                <text:p>8.9260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.2968">
                <text:p>11.296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.9463">
                <text:p>13.94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1.257cm" svg:y="4.203cm" style:legend-expansion="high" chart:style-name="ch2"/>
        <chart:plot-area chart:style-name="ch3" table:cell-range-address="Sheet1.F35:Sheet1.F43 Sheet1.I12:Sheet1.I21" chart:data-source-has-labels="both" svg:x="1.33cm" svg:y="0.18cm" svg:width="9.608cm" svg:height="7.664cm">
          <chartooo:coordinate-region svg:x="1.793cm" svg:y="0.379cm" svg:width="8.43cm" svg:height="6.818cm"/>
          <chart:axis chart:dimension="x" chart:name="primary-x" chart:style-name="ch4" chartooo:axis-type="auto">
            <chartooo:date-scale/>
            <chart:title svg:x="4.833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I13:Sheet1.I21" chart:label-cell-address="Sheet1.I12:Sheet1.I1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random time</text:p>
                <draw:g>
                  <svg:desc>Sheet1.I12:Sheet1.I1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3.60014">
                <text:p>3.60014</text:p>
                <draw:g>
                  <svg:desc>Sheet1.I13:Sheet1.I21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35819">
                <text:p>4.3581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6.083">
                <text:p>6.08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.07407">
                <text:p>7.0740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8.11607">
                <text:p>8.11607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8.64438">
                <text:p>8.6443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.21032">
                <text:p>9.2103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1.6676">
                <text:p>11.66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.3758">
                <text:p>14.37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0.728cm" svg:y="4.203cm" style:legend-expansion="high" chart:style-name="ch2"/>
        <chart:plot-area chart:style-name="ch3" table:cell-range-address="Sheet1.F35:Sheet1.F43 Sheet1.G23:Sheet1.G32" chart:data-source-has-labels="both" svg:x="1.33cm" svg:y="0.18cm" svg:width="9.079cm" svg:height="7.664cm">
          <chartooo:coordinate-region svg:x="2.613cm" svg:y="0.18cm" svg:width="7.656cm" svg:height="6.148cm"/>
          <chart:axis chart:dimension="x" chart:name="primary-x" chart:style-name="ch4" chartooo:axis-type="auto">
            <chartooo:date-scale/>
            <chart:title svg:x="4.568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G24:Sheet1.G32" chart:label-cell-address="Sheet1.G23:Sheet1.G2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descending time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0.00130257">
                <text:p>0.00130257</text:p>
                <draw:g>
                  <svg:desc>Sheet1.G24:Sheet1.G32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142835">
                <text:p>0.0014283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168074">
                <text:p>0.0016807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181263">
                <text:p>0.0018126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199676">
                <text:p>0.00199676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0.00202155">
                <text:p>0.002021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207749">
                <text:p>0.0020774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232659">
                <text:p>0.002326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247816">
                <text:p>0.002478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1.337cm" svg:y="4.203cm" style:legend-expansion="high" chart:style-name="ch2"/>
        <chart:plot-area chart:style-name="ch3" table:cell-range-address="Sheet1.F35:Sheet1.F43 Sheet1.H23:Sheet1.H32" chart:data-source-has-labels="both" svg:x="1.33cm" svg:y="0.18cm" svg:width="9.688cm" svg:height="7.664cm">
          <chartooo:coordinate-region svg:x="1.793cm" svg:y="0.38cm" svg:width="8.51cm" svg:height="6.817cm"/>
          <chart:axis chart:dimension="x" chart:name="primary-x" chart:style-name="ch4" chartooo:axis-type="auto">
            <chartooo:date-scale/>
            <chart:title svg:x="4.873cm" svg:y="8.024cm" chart:style-name="ch5">
              <text:p>items in the array</text:p>
            </chart:title>
            <chart:categories table:cell-range-address="Sheet1.F35:Sheet1.F43"/>
          </chart:axis>
          <chart:axis chart:dimension="y" chart:name="primary-y" chart:style-name="ch4">
            <chart:title svg:x="0.451cm" svg:y="4.704cm" chart:style-name="ch6">
              <text:p>seconds</text:p>
            </chart:title>
            <chart:grid chart:style-name="ch7" chart:class="major"/>
          </chart:axis>
          <chart:series chart:style-name="ch8" chart:values-cell-range-address="Sheet1.H24:Sheet1.H32" chart:label-cell-address="Sheet1.H23:Sheet1.H2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random time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Sheet1.F35:Sheet1.F43</svg:desc>
                </draw:g>
              </table:table-cell>
              <table:table-cell office:value-type="float" office:value="2.23887">
                <text:p>2.23887</text:p>
                <draw:g>
                  <svg:desc>Sheet1.H24:Sheet1.H32</svg:desc>
                </draw:g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69616">
                <text:p>2.6961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3.77888">
                <text:p>3.7788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.3878">
                <text:p>4.387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5.04242">
                <text:p>5.04242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5.36215">
                <text:p>5.3621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.73165">
                <text:p>5.7316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7.23264">
                <text:p>7.2326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.95711">
                <text:p>8.95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